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i" svg:font-family="Ani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4.35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5983b0" style:font-name="Chilank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text-properties fo:color="#5983b0" style:font-name="Chilanka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5983b0" style:font-name="Chilanka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4.762cm" svg:height="14.358cm" svg:x="1.4cm" svg:y="0.628cm" presentation:class="title" presentation:user-transformed="true">
          <draw:text-box>
            <text:p><text:span text:style-name="T1">Return</text:span><text:line-break/><text:line-break/>of the<text:line-break/><text:line-break/><text:span text:style-name="T1">Syntax Tree</text:span></text:p>
          </draw:text-box>
        </draw:frame>
        <draw:frame draw:style-name="gr1" draw:text-style-name="P2" draw:layer="layout" svg:width="5.842cm" svg:height="1.335cm" svg:x="11.756cm" svg:y="9.082cm">
          <draw:text-box>
            <text:p text:style-name="P1"><text:span text:style-name="T2">succinct</text:span></text:p>
          </draw:text-box>
        </draw:frame>
        <draw:frame draw:style-name="gr2" draw:text-style-name="P2" draw:layer="layout" svg:width="6.858cm" svg:height="1.335cm" svg:x="19.558cm" svg:y="10.222cm">
          <draw:text-box>
            <text:p text:style-name="P1"><text:span text:style-name="T2">and tsv and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roskomma (Scripture) Document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3">
              <text:list-header>
                <text:p>Sequence</text:p>
                <text:list>
                  <text:list-item>
                    <text:p>Block</text:p>
                    <text:list>
                      <text:list-item>
                        <text:p>Array of content =&gt; Items</text:p>
                      </text:list-item>
                      <text:list-item>
                        <text:p>Type =&gt; bs</text:p>
                      </text:list-item>
                      <text:list-item>
                        <text:p>Child blocks to prepend =&gt; bg</text:p>
                      </text:list-item>
                      <text:list-item>
                        <text:p>Fields to track and index scope context across sequence</text:p>
                      </text:list-item>
                    </text:list>
                  </text:list-item>
                  <text:list-item>
                    <text:p>Block</text:p>
                  </text:list-item>
                  <text:list-item>
                    <text:p>Bloc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Multiple Document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criptureText ||</text:p>
                <text:p>SyntaxTree ||</text:p>
                <text:p>Commentary ||</text:p>
                <text:p>..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(More) Generic Docu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 text:style-name="P4">Sequence</text:p>
                <text:list>
                  <text:list-item>
                    <text:p>SequenceElement</text:p>
                    <text:list>
                      <text:list-item>
                        <text:p>Cast to Block || Tree<text:tab/><text:tab/><text:tab/>// <text:span text:style-name="T3">could add more options</text:span></text:p>
                      </text:list-item>
                    </text:list>
                  </text:list-item>
                  <text:list-item>
                    <text:p>SequenceElement</text:p>
                  </text:list-item>
                  <text:list-item>
                    <text:p>SequenceElemen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re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ray of content =&gt; nodes</text:p>
              </text:list-item>
              <text:list-item>
                <text:p>Tree type</text:p>
              </text:list-item>
              <text:list-item>
                <text:p>Child elements to prepend =&gt; ‘bg’</text:p>
              </text:list-item>
              <text:list-item>
                <text:p>Referenced sequences (for faster GC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Node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3">
              <text:list-item>
                <text:p>nodeLength, for rapid scanning</text:p>
              </text:list-item>
              <text:list-item>
                <text:p>nodeType (branch or leaf)</text:p>
              </text:list-item>
              <text:list-item>
                <text:p>Index of parent</text:p>
              </text:list-item>
              <text:list-item>
                <text:p>Indexes of children</text:p>
              </text:list-item>
              <text:list-item>
                <text:p>Attributes:</text:p>
                <text:list>
                  <text:list-item>
                    <text:p>Token ==&gt; docSet enum (very efficient for one symbol)</text:p>
                  </text:list-item>
                  <text:list-item>
                    <text:p>Block ==&gt; sequence.blockN (a paragraph of text)</text:p>
                  </text:list-item>
                  <text:list-item>
                    <text:p>Sequence ==&gt; sequence (a flow of blocks or trees… graph!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GraphQ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equences { blocks { text } } <text:s text:c="7"/>// any trees are ignored</text:p>
                <text:p>sequences { trees { nNodes } } <text:s text:c="2"/>// any blocks are ignored</text:p>
                <text:p>sequences {</text:p>
                <text:p><text:s text:c="2"/>elements <text:s text:c="34"/>// Cast</text:p>
                <text:p><text:s text:c="4"/>… on block { text }</text:p>
                <text:p><text:s text:c="4"/>… on tree { nNodes }</text:p>
                <text:p>} 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uccin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ree uses docSet enums (no duplication of tokens)</text:p>
              </text:list-item>
              <text:list-item>
                <text:p>Use existing succinct primitives:</text:p>
                <text:list>
                  <text:list-item>
                    <text:p>Nbyte for variable-length integers (indexes etc)</text:p>
                  </text:list-item>
                  <text:list-item>
                    <text:p>Counted Strings</text:p>
                  </text:list-item>
                </text:list>
              </text:list-item>
              <text:list-item>
                <text:p>Node structure similar to item structure</text:p>
              </text:list-item>
              <text:list-item>
                <text:p>Whole tree in one block of working memory</text:p>
                <text:list>
                  <text:list-item>
                    <text:p>=~ 20-50x smaller than naïve nested objects or DOM</text:p>
                  </text:list-item>
                  <text:list-item>
                    <text:p>Potentially very fast in Go!</text:p>
                  </text:list-item>
                </text:list>
              </text:list-item>
              <text:list-item>
                <text:p>Load/Save as base64 of typed arrays, as for blocks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Document Types Cancelle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ertainly less urgent</text:p>
              </text:list-item>
              <text:list-item>
                <text:p>See what can be done at sequenceElement level</text:p>
                <text:list>
                  <text:list-item>
                    <text:p>TSV =&gt; sequence of row elements</text:p>
                  </text:list-item>
                </text:list>
              </text:list-item>
              <text:list-item>
                <text:p>Scripture Burrito types become a metadata issue</text:p>
              </text:list-item>
              <text:list-item>
                <text:p>Revisit if/when necessar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i" svg:font-family="Ani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0:58:19.218903604</meta:creation-date>
    <dc:date>2021-06-10T11:49:02.871948008</dc:date>
    <meta:editing-duration>PT50M35S</meta:editing-duration>
    <meta:editing-cycles>15</meta:editing-cycles>
    <meta:generator>LibreOffice/6.4.7.2$Linux_X86_64 LibreOffice_project/40$Build-2</meta:generator>
    <meta:document-statistic meta:object-count="58"/>
  </office:meta>
</office:document-meta>
</file>